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2000000BC90A3704E48C1AB6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fill="bitmap" draw:fill-image-name="Bitmap_20_2" style:repeat="stretch" draw:textarea-horizontal-align="center" draw:textarea-vertical-align="middle"/>
    </style:style>
    <style:style style:name="gr2" style:family="graphic" style:parent-style-name="standard">
      <style:graphic-properties svg:stroke-width="0cm" svg:stroke-opacity="0%" draw:fill="solid" draw:fill-color="#087df9" draw:textarea-horizontal-align="justify" draw:textarea-vertical-align="middle" draw:auto-grow-height="false" fo:min-height="17.661cm" fo:min-width="11.061cm" draw:shadow="hidden"/>
    </style:style>
    <style:style style:name="gr3" style:family="graphic" style:parent-style-name="standard">
      <style:graphic-properties draw:stroke="none" svg:stroke-color="#000000" draw:fill="none" draw:fill-color="#ffffff" fo:min-height="6.945cm" draw:shadow="hidden"/>
      <style:paragraph-properties style:writing-mode="lr-tb"/>
    </style:style>
    <style:style style:name="P1" style:family="paragraph">
      <loext:graphic-properties draw:fill="bitmap" draw:fill-image-name="Bitmap_20_2" style:repeat="stretch"/>
      <style:paragraph-properties fo:text-align="center"/>
    </style:style>
    <style:style style:name="P2" style:family="paragraph">
      <loext:graphic-properties draw:fill="solid" draw:fill-color="#087df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fo:font-size="44pt" style:font-size-asian="44pt" style:font-size-complex="44pt"/>
    </style:style>
    <style:style style:name="T1" style:family="text">
      <style:text-properties fo:color="#000000" loext:opacity="100%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11.324cm" svg:height="16.487cm" svg:x="5.384cm" svg:y="7.872cm" svg:viewBox="0 0 11325 16488" svg:d="M0 16488c0-5496 0-10992 0-16488 3775 0 7550 0 11325 0 0 5496 0 10992 0 16488-3775 0-7550 0-11325 0z">
          <text:p/>
        </draw:path>
        <draw:path draw:style-name="gr2" draw:text-style-name="P2" draw:layer="layout" svg:width="12.811cm" svg:height="19.161cm" svg:x="4.641cm" svg:y="6.604cm" svg:viewBox="0 0 12812 19162" svg:d="M1981 1666c-269 156-492 379-648 648-155 269-237 574-237 885v12763 1c0 311 82 616 237 885 156 269 379 492 648 648 269 155 574 237 885 237h7080 1c311 0 616-82 885-237 269-156 492-379 648-648 155-269 237-574 237-885v-12764c0-311-82-616-237-885-156-269-379-492-648-648-269-155-574-237-885-237h-7081c-311 0-616 82-885 237zM1068 286c324-187 693-286 1067-286h8542c374 0 743 99 1067 286 325 187 595 457 782 782 187 324 286 693 286 1067v14892c0 374-99 743-286 1067-187 325-457 595-782 782-324 187-693 286-1067 286h-1-8541c-374 0-743-99-1067-286-325-187-595-457-782-782-187-324-286-693-286-1067v-1-14891c0-374 99-743 286-1067 187-325 457-595 782-782z">
          <text:p/>
        </draw:path>
        <draw:frame draw:style-name="gr3" draw:text-style-name="P4" draw:layer="layout" svg:width="10.398cm" svg:height="7.195cm" svg:x="5.848cm" svg:y="8.888cm">
          <draw:text-box>
            <text:p text:style-name="P3"><text:span text:style-name="T1">Engagement en lig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2" draw:display-name="Bitmap 2" xlink:href="Pictures/1000000000000092000000BC90A3704E48C1AB6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3T19:18:04.097000000</meta:creation-date>
    <dc:date>2023-03-24T14:28:59.278000000</dc:date>
    <meta:editing-duration>PT24M14S</meta:editing-duration>
    <meta:editing-cycles>2</meta:editing-cycles>
    <meta:generator>LibreOffice/7.4.0.3$Windows_X86_64 LibreOffice_project/f85e47c08ddd19c015c0114a68350214f7066f5a</meta:generator>
    <meta:document-statistic meta:object-count="3"/>
  </office:meta>
</office:document-meta>
</file>